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ffffff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Terrain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Dark</text:p>
          </table:table-cell>
          <table:table-cell table:style-name="ce5"/>
          <table:table-cell table:style-name="ce5" office:value-type="string">
            <text:p>G</text:p>
          </table:table-cell>
          <table:table-cell table:style-name="ce5" office:value-type="string">
            <text:p>R</text:p>
          </table:table-cell>
          <table:table-cell table:style-name="ce5" office:value-type="string">
            <text:p>B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all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ade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7">
            <text:p>37</text:p>
          </table:table-cell>
          <table:table-cell table:style-name="ce7" office:value-type="float" office:value="85">
            <text:p>8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mper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3">
            <text:p>73</text:p>
          </table:table-cell>
          <table:table-cell table:style-name="ce7" office:value-type="float" office:value="171">
            <text:p>17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6" office:value-type="float" office:value="3">
            <text:p>3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10">
            <text:p>110</text:p>
          </table:table-cell>
          <table:table-cell table:style-name="ce7" office:value-type="float" office:value="256">
            <text:p>256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phalt</text:p>
          </table:table-cell>
          <table:table-cell table:style-name="ce3" office:value-type="string">
            <text:p>4,4,2</text:p>
          </table:table-cell>
          <table:table-cell office:value-type="string">
            <text:p>2,2,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146">
            <text:p>14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d</text:p>
          </table:table-cell>
          <table:table-cell office:value-type="string">
            <text:p>2,4,0</text:p>
          </table:table-cell>
          <table:table-cell office:value-type="string">
            <text:p>1,2,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3">
            <text:p>183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nd</text:p>
          </table:table-cell>
          <table:table-cell office:value-type="string">
            <text:p>6,6,1</text:p>
          </table:table-cell>
          <table:table-cell office:value-type="string">
            <text:p>3,3,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19">
            <text:p>219</text:p>
          </table:table-cell>
          <table:table-cell table:style-name="ce6" office:value-type="float" office:value="219">
            <text:p>219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rass</text:p>
          </table:table-cell>
          <table:table-cell office:value-type="string">
            <text:p>5,2,0</text:p>
          </table:table-cell>
          <table:table-cell office:value-type="string">
            <text:p>2,1,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56">
            <text:p>25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now</text:p>
          </table:table-cell>
          <table:table-cell office:value-type="string">
            <text:p>7,7,3</text:p>
          </table:table-cell>
          <table:table-cell office:value-type="string">
            <text:p>6,6,3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ce</text:p>
          </table:table-cell>
          <table:table-cell table:style-name="ce4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ater</text:p>
          </table:table-cell>
          <table:table-cell office:value-type="string">
            <text:p>3,1,3</text:p>
          </table:table-cell>
          <table:table-cell office:value-type="string">
            <text:p>2,1,2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ea</text:p>
          </table:table-cell>
          <table:table-cell office:value-type="string">
            <text:p>0,0,2</text:p>
          </table:table-cell>
          <table:table-cell office:value-type="string">
            <text:p>0,0,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peeder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umper</text:p>
          </table:table-cell>
          <table:table-cell office:value-type="string">
            <text:p>4,7,0</text:p>
          </table:table-cell>
          <table:table-cell office:value-type="string">
            <text:p>1,4,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gma</text:p>
          </table:table-cell>
          <table:table-cell office:value-type="string">
            <text:p>2,7,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ole</text:p>
          </table:table-cell>
          <table:table-cell table:number-columns-repeated="1019"/>
        </table:table-row>
        <table:table-row table:style-name="ro1" table:number-rows-repeated="6551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/02/2011</text:date>, <text:time>13:5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23M09S</meta:editing-duration>
    <meta:editing-cycles>7</meta:editing-cycles>
    <meta:generator>OpenOffice.org/3.2$Win32 OpenOffice.org_project/320m18$Build-9502</meta:generator>
    <dc:date>2011-02-18T13:58:42.33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